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AB000002ED7BFC3542.jpg"/>
  <manifest:file-entry manifest:media-type="image/png" manifest:full-path="Pictures/100002000000006000000024933FA1B1.png"/>
  <manifest:file-entry manifest:media-type="image/png" manifest:full-path="Pictures/1000020000000295000000FB96D9DAA4.png"/>
  <manifest:file-entry manifest:media-type="image/png" manifest:full-path="Pictures/10000200000000F2000000D1BE773FF2.png"/>
  <manifest:file-entry manifest:media-type="image/jpeg" manifest:full-path="Pictures/1000000000000320000002589BF3EECE.jpg"/>
  <manifest:file-entry manifest:media-type="image/png" manifest:full-path="Pictures/100002000000023B000000C755D2F014.png"/>
  <manifest:file-entry manifest:media-type="image/png" manifest:full-path="Pictures/100002000000024F000001A11BF163FD.png"/>
  <manifest:file-entry manifest:media-type="image/png" manifest:full-path="Pictures/100002000000008D0000002BD2968233.png"/>
  <manifest:file-entry manifest:media-type="image/png" manifest:full-path="Pictures/100002000000021F000002368DD8AF1A.png"/>
  <manifest:file-entry manifest:media-type="image/png" manifest:full-path="Pictures/1000020000000163000000DD950E520A.png"/>
  <manifest:file-entry manifest:media-type="image/png" manifest:full-path="Pictures/1000000000000196000000DD2361D1D6.png"/>
  <manifest:file-entry manifest:media-type="image/png" manifest:full-path="Pictures/100002000000022E000002360208F949.png"/>
  <manifest:file-entry manifest:media-type="image/jpeg" manifest:full-path="Pictures/100000000000025D000002648D39332C.jpg"/>
  <manifest:file-entry manifest:media-type="image/png" manifest:full-path="Pictures/100002000000017D000000D3172F5C1D.png"/>
  <manifest:file-entry manifest:media-type="image/png" manifest:full-path="Pictures/100002000000018F000000BEFE2DDDC2.png"/>
  <manifest:file-entry manifest:media-type="image/png" manifest:full-path="Pictures/1000020000000148000000CA5C36E3C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6" draw:style-name="gr1" draw:text-style-name="P2" svg:width="3.835cm" svg:height="2.359cm" svg:x="0cm" svg:y="0cm">
        <draw:image xlink:href="Pictures/1000020000000148000000CA5C36E3C0.png" xlink:type="simple" xlink:show="embed" xlink:actuate="onLoad">
          <text:p/>
        </draw:image>
      </draw:frame>
      <draw:frame text:anchor-type="page" text:anchor-page-number="0" draw:z-index="2" draw:name="Picture 18" draw:style-name="gr1" draw:text-style-name="P2" svg:width="4.91cm" svg:height="2.671cm" svg:x="0cm" svg:y="0cm">
        <draw:image xlink:href="Pictures/1000000000000196000000DD2361D1D6.png" xlink:type="simple" xlink:show="embed" xlink:actuate="onLoad">
          <text:p/>
        </draw:image>
      </draw:frame>
      <draw:frame text:anchor-type="page" text:anchor-page-number="0" draw:z-index="4" draw:name="Picture 13" draw:style-name="gr1" draw:text-style-name="P2" svg:width="8.27cm" svg:height="5.837cm" svg:x="0cm" svg:y="0cm">
        <draw:image xlink:href="Pictures/100002000000024F000001A11BF163FD.png" xlink:type="simple" xlink:show="embed" xlink:actuate="onLoad">
          <text:p/>
        </draw:image>
      </draw:frame>
      <draw:frame text:anchor-type="page" text:anchor-page-number="0" draw:z-index="6" draw:name="Picture 9" draw:style-name="gr1" draw:text-style-name="P2" svg:width="4.926cm" svg:height="2.349cm" svg:x="0cm" svg:y="0cm">
        <draw:image xlink:href="Pictures/100002000000018F000000BEFE2DDDC2.png" xlink:type="simple" xlink:show="embed" xlink:actuate="onLoad">
          <text:p/>
        </draw:image>
      </draw:frame>
      <draw:frame text:anchor-type="page" text:anchor-page-number="0" draw:z-index="8" draw:name="Picture 5" draw:style-name="gr1" draw:text-style-name="P2" svg:width="4.493cm" svg:height="2.486cm" svg:x="0cm" svg:y="0cm">
        <draw:image xlink:href="Pictures/100002000000017D000000D3172F5C1D.png" xlink:type="simple" xlink:show="embed" xlink:actuate="onLoad">
          <text:p/>
        </draw:image>
      </draw:frame>
      <draw:frame text:anchor-type="page" text:anchor-page-number="0" draw:z-index="10" draw:name="Picture 15" draw:style-name="gr1" draw:text-style-name="P2" svg:width="7.16cm" svg:height="2.495cm" svg:x="0cm" svg:y="0cm">
        <draw:image xlink:href="Pictures/100002000000023B000000C755D2F014.png" xlink:type="simple" xlink:show="embed" xlink:actuate="onLoad">
          <text:p/>
        </draw:image>
      </draw:frame>
      <draw:frame text:anchor-type="page" text:anchor-page-number="0" draw:z-index="12" draw:name="Picture 11" draw:style-name="gr1" draw:text-style-name="P2" svg:width="2.987cm" svg:height="2.576cm" svg:x="0cm" svg:y="0cm">
        <draw:image xlink:href="Pictures/10000200000000F2000000D1BE773FF2.png" xlink:type="simple" xlink:show="embed" xlink:actuate="onLoad">
          <text:p/>
        </draw:image>
      </draw:frame>
      <draw:frame text:anchor-type="page" text:anchor-page-number="0" draw:z-index="14" draw:name="Picture 16" draw:style-name="gr1" draw:text-style-name="P2" svg:width="3.853cm" svg:height="2.398cm" svg:x="0cm" svg:y="0cm">
        <draw:image xlink:href="Pictures/1000020000000163000000DD950E520A.png" xlink:type="simple" xlink:show="embed" xlink:actuate="onLoad">
          <text:p/>
        </draw:image>
      </draw:frame>
      <draw:frame text:anchor-type="page" text:anchor-page-number="0" draw:z-index="16" draw:name="Picture 10" draw:style-name="gr1" draw:text-style-name="P2" svg:width="8.095cm" svg:height="3.068cm" svg:x="0cm" svg:y="0cm">
        <draw:image xlink:href="Pictures/1000020000000295000000FB96D9DAA4.png" xlink:type="simple" xlink:show="embed" xlink:actuate="onLoad">
          <text:p/>
        </draw:image>
      </draw:frame>
      <draw:frame text:anchor-type="page" text:anchor-page-number="0" draw:z-index="18" draw:name="Picture 17" draw:style-name="gr1" draw:text-style-name="P2" svg:width="7.453cm" svg:height="7.566cm" svg:x="0cm" svg:y="0cm">
        <draw:image xlink:href="Pictures/100002000000022E000002360208F949.png" xlink:type="simple" xlink:show="embed" xlink:actuate="onLoad">
          <text:p/>
        </draw:image>
      </draw:frame>
      <draw:frame text:anchor-type="page" text:anchor-page-number="0" draw:z-index="20" draw:name="Picture 19" draw:style-name="gr1" draw:text-style-name="P2" svg:width="7.129cm" svg:height="7.43cm" svg:x="0cm" svg:y="0cm">
        <draw:image xlink:href="Pictures/100002000000021F000002368DD8AF1A.png" xlink:type="simple" xlink:show="embed" xlink:actuate="onLoad">
          <text:p/>
        </draw:image>
      </draw:frame>
      <draw:frame text:anchor-type="page" text:anchor-page-number="0" draw:z-index="22" draw:name="Picture 21" draw:style-name="gr1" draw:text-style-name="P2" svg:width="2.195cm" svg:height="0.669cm" svg:x="0cm" svg:y="0cm">
        <draw:image xlink:href="Pictures/100002000000008D0000002BD2968233.png" xlink:type="simple" xlink:show="embed" xlink:actuate="onLoad">
          <text:p/>
        </draw:image>
      </draw:frame>
      <draw:frame text:anchor-type="page" text:anchor-page-number="0" draw:z-index="23" draw:name="Picture 20" draw:style-name="gr1" draw:text-style-name="P2" svg:width="1.355cm" svg:height="0.507cm" svg:x="0cm" svg:y="0cm">
        <draw:image xlink:href="Pictures/100002000000006000000024933FA1B1.png" xlink:type="simple" xlink:show="embed" xlink:actuate="onLoad">
          <text:p/>
        </draw:image>
      </draw:frame>
      <text:p text:style-name="P1"><draw:frame draw:style-name="fr4" draw:name="graphics1" text:anchor-type="paragraph" svg:x="11.954cm" svg:y="8.472cm" svg:width="4.777cm" svg:height="5.198cm" draw:z-index="25"><draw:image xlink:href="Pictures/100000000000025D000002648D39332C.jpg" xlink:type="simple" xlink:show="embed" xlink:actuate="onLoad"/></draw:frame><draw:frame draw:style-name="fr5" draw:name="graphics2" text:anchor-type="paragraph" svg:x="-2.27cm" svg:y="13.234cm" svg:width="9.001cm" svg:height="10.153cm" draw:z-index="26"><draw:image xlink:href="Pictures/10000000000002AB000002ED7BFC3542.jpg" xlink:type="simple" xlink:show="embed" xlink:actuate="onLoad"/></draw:frame><draw:frame draw:style-name="fr5" draw:name="graphics3" text:anchor-type="paragraph" svg:x="6.334cm" svg:y="13.907cm" svg:width="11.312cm" svg:height="8.241cm" draw:z-index="27"><draw:image xlink:href="Pictures/1000000000000320000002589BF3EECE.jpg" xlink:type="simple" xlink:show="embed" xlink:actuate="onLoad"/></draw:frame><draw:frame draw:style-name="fr1" text:anchor-type="char" svg:x="0.561cm" svg:y="-1.03cm" svg:width="3.835cm" svg:height="2.358cm" draw:z-index="1"><draw:image xlink:href="Pictures/1000020000000148000000CA5C36E3C0.png" xlink:type="simple" xlink:show="embed" xlink:actuate="onLoad"/></draw:frame><draw:frame draw:style-name="fr2" text:anchor-type="char" svg:x="11.954cm" svg:y="5.671cm" svg:width="4.909cm" svg:height="2.671cm" draw:z-index="3"><draw:image xlink:href="Pictures/1000000000000196000000DD2361D1D6.png" xlink:type="simple" xlink:show="embed" xlink:actuate="onLoad"/></draw:frame><draw:frame draw:style-name="fr2" text:anchor-type="char" svg:x="9.428cm" svg:y="-0.247cm" svg:width="8.269cm" svg:height="5.837cm" draw:z-index="5"><draw:image xlink:href="Pictures/100002000000024F000001A11BF163FD.png" xlink:type="simple" xlink:show="embed" xlink:actuate="onLoad"/></draw:frame><draw:frame draw:style-name="fr1" text:anchor-type="char" svg:x="7.41cm" svg:y="1.305cm" svg:width="4.925cm" svg:height="2.348cm" draw:z-index="7"><draw:image xlink:href="Pictures/100002000000018F000000BEFE2DDDC2.png" xlink:type="simple" xlink:show="embed" xlink:actuate="onLoad"/></draw:frame><draw:frame draw:style-name="fr2" text:anchor-type="char" svg:x="6.682cm" svg:y="0cm" svg:width="4.493cm" svg:height="2.485cm" draw:z-index="9"><draw:image xlink:href="Pictures/100002000000017D000000D3172F5C1D.png" xlink:type="simple" xlink:show="embed" xlink:actuate="onLoad"/></draw:frame><draw:frame draw:style-name="fr3" text:anchor-type="char" svg:x="1.168cm" svg:y="-1.06cm" svg:width="7.16cm" svg:height="2.494cm" draw:z-index="11"><draw:image xlink:href="Pictures/100002000000023B000000C755D2F014.png" xlink:type="simple" xlink:show="embed" xlink:actuate="onLoad"/></draw:frame><draw:frame draw:style-name="fr2" text:anchor-type="char" svg:x="0.863cm" svg:y="-1.154cm" svg:width="2.986cm" svg:height="2.575cm" draw:z-index="13"><draw:image xlink:href="Pictures/10000200000000F2000000D1BE773FF2.png" xlink:type="simple" xlink:show="embed" xlink:actuate="onLoad"/></draw:frame><draw:frame draw:style-name="fr2" text:anchor-type="char" svg:x="-2.439cm" svg:y="2.168cm" svg:width="3.852cm" svg:height="2.397cm" draw:z-index="15"><draw:image xlink:href="Pictures/1000020000000163000000DD950E520A.png" xlink:type="simple" xlink:show="embed" xlink:actuate="onLoad"/></draw:frame><draw:frame draw:style-name="fr2" text:anchor-type="char" svg:x="-1.085cm" svg:y="2.357cm" svg:width="8.094cm" svg:height="3.067cm" draw:z-index="17"><draw:image xlink:href="Pictures/1000020000000295000000FB96D9DAA4.png" xlink:type="simple" xlink:show="embed" xlink:actuate="onLoad"/></draw:frame><draw:frame draw:style-name="fr2" text:anchor-type="char" svg:x="-2.27cm" svg:y="5.671cm" svg:width="7.1cm" svg:height="7.565cm" draw:z-index="19"><draw:image xlink:href="Pictures/100002000000022E000002360208F949.png" xlink:type="simple" xlink:show="embed" xlink:actuate="onLoad"/></draw:frame><draw:frame draw:style-name="fr2" text:anchor-type="char" svg:x="4.828cm" svg:y="5.671cm" svg:width="7.128cm" svg:height="7.43cm" draw:z-index="21"><draw:image xlink:href="Pictures/100002000000021F000002368DD8AF1A.png" xlink:type="simple" xlink:show="embed" xlink:actuate="onLoad"/></draw:frame><draw:frame draw:style-name="fr2" text:anchor-type="char" svg:x="5.703cm" svg:y="6.489cm" svg:width="1.355cm" svg:height="0.506cm" draw:z-index="24"><draw:image xlink:href="Pictures/100002000000006000000024933FA1B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lt</meta:initial-creator>
    <meta:editing-cycles>1</meta:editing-cycles>
    <meta:print-date>2017-04-09T22:07:19.54</meta:print-date>
    <meta:creation-date>2017-01-19T16:14:00</meta:creation-date>
    <dc:date>2017-04-09T22:11:28.37</dc:date>
    <meta:editing-duration>PT1M45S</meta:editing-duration>
    <meta:generator>OpenOffice/4.1.3$Win32 OpenOffice.org_project/413m1$Build-9783</meta:generator>
    <meta:document-statistic meta:table-count="0" meta:image-count="15" meta:object-count="0" meta:page-count="1" meta:paragraph-count="0" meta:word-count="0" meta:character-count="0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